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StarSymbol" svg:font-family="StarSymbol"/>
    <style:font-face style:name="Times" svg:font-family="Times"/>
    <style:font-face style:name="Times1" svg:font-family="Times" style:font-family-generic="roman"/>
    <style:font-face style:name="Times New Roman" svg:font-family="'Times New Roman'" style:font-family-generic="roman"/>
    <style:font-face style:name="Courier" svg:font-family="Courier" style:font-family-generic="modern" style:font-pitch="fixed"/>
    <style:font-face style:name="DejaVu Sans Mono" svg:font-family="'DejaVu Sans Mono'" style:font-family-generic="modern" style:font-pitch="fixed"/>
    <style:font-face style:name="Lucida Console" svg:font-family="'Lucida Console'" style:font-family-generic="modern" style:font-pitch="fixed"/>
    <style:font-face style:name="DejaVu Sans" svg:font-family="'DejaVu Sans'" style:font-family-generic="system" style:font-pitch="variable"/>
  </office:font-face-decls>
  <office:automatic-styles>
    <style:style style:name="Tabella2" style:family="table">
      <style:table-properties style:width="6.6924in" table:align="margins"/>
    </style:style>
    <style:style style:name="Tabella2.A" style:family="table-column">
      <style:table-column-properties style:column-width="6.6924in" style:rel-column-width="65535*"/>
    </style:style>
    <style:style style:name="Tabella2.A1" style:family="table-cell">
      <style:table-cell-properties fo:padding="0.0382in" fo:border="0.0007in solid #000000"/>
    </style:style>
    <style:style style:name="Tabella1" style:family="table">
      <style:table-properties style:width="6.6924in" table:align="margins"/>
    </style:style>
    <style:style style:name="Tabella1.A" style:family="table-column">
      <style:table-column-properties style:column-width="6.6924in" style:rel-column-width="65535*"/>
    </style:style>
    <style:style style:name="Tabella1.A1" style:family="table-cell">
      <style:table-cell-properties fo:padding="0.0382in" fo:border="0.0007in solid #000000"/>
    </style:style>
    <style:style style:name="P1" style:family="paragraph" style:parent-style-name="Heading_20_1">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Text_20_body">
      <style:text-properties style:text-underline-style="solid" style:text-underline-width="auto" style:text-underline-color="font-color"/>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text-properties fo:font-weight="bold" style:font-weight-asian="bold" style:font-weight-complex="bold"/>
    </style:style>
    <style:style style:name="P9" style:family="paragraph" style:parent-style-name="Text_20_body" style:list-style-name="L6"/>
    <style:style style:name="P10" style:family="paragraph" style:parent-style-name="Table_20_Contents">
      <style:text-properties style:font-name="Lucida Console" fo:font-size="8pt" style:font-size-asian="8pt" style:font-size-complex="8pt"/>
    </style:style>
    <style:style style:name="P11" style:family="paragraph" style:parent-style-name="Text_20_body">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2" style:family="paragraph" style:parent-style-name="Text_20_body" style:list-style-name="L7"/>
    <style:style style:name="P13" style:family="paragraph" style:parent-style-name="Text_20_body">
      <style:text-properties style:font-name="Lucida Console" fo:font-size="8pt" style:font-size-asian="8pt" style:font-size-complex="8pt"/>
    </style:style>
    <style:style style:name="P14" style:family="paragraph" style:parent-style-name="Text_20_body">
      <style:text-properties style:text-underline-style="solid" style:text-underline-width="auto" style:text-underline-color="font-color" fo:font-weight="bold" style:font-weight-asian="bold" style:font-weight-complex="bold"/>
    </style:style>
    <style:style style:name="P15" style:family="paragraph" style:parent-style-name="Text_20_body" style:list-style-name="L8"/>
    <style:style style:name="P16" style:family="paragraph" style:parent-style-name="Text_20_body" style:list-style-name="L8">
      <style:text-properties style:font-name="Times1" fo:font-size="12pt" style:font-size-asian="12pt" style:font-size-complex="12pt"/>
    </style:style>
    <style:style style:name="P17" style:family="paragraph" style:parent-style-name="Text_20_body" style:list-style-name="L8">
      <style:text-properties style:font-name="Times1" fo:font-size="12pt" style:font-name-asian="Times New Roman" style:font-size-asian="12pt" style:font-name-complex="Times New Roman" style:font-size-complex="12pt"/>
    </style:style>
    <style:style style:name="P18" style:family="paragraph" style:parent-style-name="Standard" style:list-style-name="L9"/>
    <style:style style:name="T1" style:family="text">
      <style:text-properties fo:font-weight="bold" style:font-weight-asian="bold" style:font-weight-complex="bold"/>
    </style:style>
    <style:style style:name="T2" style:family="text">
      <style:text-properties style:font-name="Times1" fo:font-size="12pt" style:font-size-asian="12pt" style:font-size-complex="12pt"/>
    </style:style>
    <style:style style:name="T3" style:family="text">
      <style:text-properties style:font-name-asian="Courier" style:font-name-complex="Courier"/>
    </style:style>
    <style:style style:name="T4" style:family="text">
      <style:text-properties style:font-name-asian="Times New Roman" style:font-name-complex="Times New Roman"/>
    </style:style>
    <style:style style:name="T5" style:family="text">
      <style:text-properties fo:font-weight="normal" style:font-weight-asian="normal" style:font-weight-complex="normal"/>
    </style:style>
    <text:list-style style:name="L1">
      <text:list-level-style-number text:level="1" style:num-format="">
        <style:list-level-properties text:min-label-distance="0.15in"/>
      </text:list-level-style-number>
      <text:list-level-style-number text:level="2" style:num-format="1">
        <style:list-level-properties text:min-label-distance="0.15in"/>
      </text:list-level-style-number>
      <text:list-level-style-number text:level="3" style:num-format="1" text:display-levels="2">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A">
        <style:list-level-properties text:space-before="0.5in" text:min-label-width="0.25in"/>
      </text:list-level-style-number>
      <text:list-level-style-bullet text:level="3" text:style-name="Bullet_20_Symbols" style:num-suffix=")" text:bullet-char="•">
        <style:list-level-properties text:space-before="0.75in" text:min-label-width="0.25in"/>
        <style:text-properties style:font-name="StarSymbol1"/>
      </text:list-level-style-bullet>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style:num-suffix=")" style:num-format="1" text:start-value="5">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jbi4ejb - Analysis</text:h>
      <text:p text:style-name="Standard"/>
      <text:p text:style-name="Standard">This document contains the macro-analysis for the Jbi4EJB JBI component.</text:p>
      <text:p text:style-name="Standard">The component general design will be based on NetBeans jbi component wizard. <text:s/></text:p>
      <text:p text:style-name="Standard"/>
      <text:h text:style-name="Heading_20_2" text:outline-level="2">Design Time</text:h>
      <text:p text:style-name="Standard">At design time we use a NetBeans plug-in to generate a wsdl with some extensibility element defined after, compliant with the NetBeans enterprise pack.</text:p>
      <text:p text:style-name="Standard"/>
      <text:p text:style-name="Standard"/>
      <text:p text:style-name="P2">Use Case</text:p>
      <text:p text:style-name="Standard"/>
      <text:p text:style-name="Text_20_body">Description: “Creating WSDL using the NetBeans plug-in.”</text:p>
      <text:p text:style-name="Text_20_body"/>
      <text:p text:style-name="P3">Precondition:</text:p>
      <text:p text:style-name="Text_20_body">The jar must contain the server classes of an EJB.</text:p>
      <text:p text:style-name="Text_20_body">The ejb specification supported are 2.1 and 3.0</text:p>
      <text:p text:style-name="Text_20_body"/>
      <text:p text:style-name="P3">Notes:</text:p>
      <text:list text:style-name="L2">
        <text:list-item>
          <text:p text:style-name="P4">All the information shown to the user must be internationalized.</text:p>
        </text:list-item>
        <text:list-item>
          <text:p text:style-name="P4">When there is an error the plug-in display a message box with a message that summarize the problem and, if possible, a detail explanation of the problem itself.</text:p>
        </text:list-item>
      </text:list>
      <text:p text:style-name="Text_20_body"/>
      <text:p text:style-name="P3">Main flow (“Creating WSDL from a JAR using the NetBeans plug-in.”):</text:p>
      <text:p text:style-name="Text_20_body"/>
      <text:list text:style-name="L3">
        <text:list-item>
          <text:p text:style-name="P5">Right click on the JAR and select the option “Ejb to WSDL”.</text:p>
        </text:list-item>
        <text:list-item>
          <text:p text:style-name="P5">The plug-in inspects the JAR to extract all the EJB information.</text:p>
        </text:list-item>
        <text:list-item>
          <text:p text:style-name="P5">Display to the user a form where all the stateless session bean found are listed, for each of them the form displays the bean name or the name of the remote interface (in case the bean name is not available ejb 3.0)</text:p>
        </text:list-item>
        <text:list-item>
          <text:p text:style-name="P5">The user selects one EJB that he wants to became jbi endpoints. For the selected ejb the plug-in will create a WSDL.</text:p>
          <text:list>
            <text:list-item>
              <text:p text:style-name="P5">The name of the generated wsdl file is the name displayed at 3.</text:p>
            </text:list-item>
          </text:list>
        </text:list-item>
      </text:list>
      <text:list text:style-name="L4">
        <text:list-item>
          <text:p text:style-name="P6">Display a form where the user can fill all the information for the extensibility element, described later.</text:p>
        </text:list-item>
        <text:list-item>
          <text:p text:style-name="P6">The user click create WSDL.</text:p>
        </text:list-item>
      </text:list>
      <text:p text:style-name="Text_20_body"/>
      <text:p text:style-name="P3">Alternative flow (“Creating WSDL from a Client Jar of an EJB using the NetBeans plug-in.”):</text:p>
      <text:p text:style-name="Text_20_body"/>
      <text:p text:style-name="Text_20_body">An alternative flow can be defined when the jar file used to create the wsdl contains only the client classes of the EJB.</text:p>
      <text:p text:style-name="Text_20_body">In this case the flow is the following</text:p>
      <text:list text:style-name="L5">
        <text:list-item>
          <text:p text:style-name="P7">Right click on the JAR and select the option “Ejb to WSDL”.</text:p>
        </text:list-item>
        <text:list-item>
          <text:p text:style-name="P7">The plugin inspect the JAR to find all the java interfaces (in ejb 3.0 a ejb interface doesn't need to be remote) inside it.</text:p>
        </text:list-item>
        <text:list-item>
          <text:p text:style-name="P7">The list of the interfaces found are displyed to the user.</text:p>
        </text:list-item>
        <text:list-item>
          <text:p text:style-name="P7">The user select the “remote interface” of a Session Stateless Bean.</text:p>
        </text:list-item>
        <text:list-item>
          <text:p text:style-name="P7">Display a form where the user can fill all the information for the extensibility element, described later.</text:p>
        </text:list-item>
        <text:list-item>
          <text:p text:style-name="P7">The user click create WSDL. (The name of the generated wsdl file is the name of the remote interface)</text:p>
        </text:list-item>
      </text:list>
      <text:p text:style-name="P8"/>
      <text:p text:style-name="Text_20_body"><text:span text:style-name="T1">Note</text:span>: There could be another alternative flow for this use case. The alternative flow would allow to obtain the remote classes dynamically from a running ejb. We have briefly analysed this alternative because it probably provides a better user experience, anyway from our tests on Glassfish and Websphere it looks we noticed that neither of them supports dynamic downloading of stubs. A more in depth study of the problem should allow to determine whether this feature doesn't exist or of it is disabled by default (we assume for security reason). So for the moment the standard usecase will have more priority in development.</text:p>
      <text:p text:style-name="Text_20_body"/>
      <text:h text:style-name="Heading_20_2" text:outline-level="2">WSDL extensibility element</text:h>
      <text:p text:style-name="Text_20_body"/>
      <text:p text:style-name="Text_20_body">The WSDL generated contains some extra information defined inside the extensibility elements.</text:p>
      <text:p text:style-name="Text_20_body">The information inside the extensibility elements are the following:</text:p>
      <text:list text:style-name="L6">
        <text:list-item>
          <text:p text:style-name="P9">The ORB properties</text:p>
        </text:list-item>
        <text:list-item>
          <text:p text:style-name="P9">Corbaname of the ejb or jndi location of ejb (jndi has still to be analysed)</text:p>
        </text:list-item>
        <text:list-item>
          <text:p text:style-name="P9">The serialVersionUID and the class associated (this is necessary for correct marshalling).</text:p>
        </text:list-item>
      </text:list>
      <text:p text:style-name="Text_20_body"/>
      <text:p text:style-name="Text_20_body">The WSDL extension namespace is: "<text:span text:style-name="T1">uri://schemas.imola.it/jbi/wsdl-extensions/ejb/</text:span>":</text:p>
      <text:p text:style-name="Text_20_body"/>
      <table:table table:name="Tabella2" table:style-name="Tabella2">
        <table:table-column table:style-name="Tabella2.A"/>
        <table:table-row>
          <table:table-cell table:style-name="Tabella2.A1" office:value-type="string">
            <text:p text:style-name="P10">&lt;xsd:schema xmlns:xsd="http://www.w3.org/2001/XMLSchema" </text:p>
            <text:p text:style-name="P10"><text:tab/><text:tab/><text:tab/><text:tab/><text:tab/><text:tab/>xmlns:imolaejb="uri://schemas.imola.it/jbi/wsdl-extensions/ejb/" </text:p>
            <text:p text:style-name="P10"><text:tab/><text:tab/><text:tab/><text:tab/><text:tab/><text:tab/>targetNamespace="uri://schemas.imola.it/jbi/wsdl-extensions/ejb/"&gt;</text:p>
            <text:p text:style-name="P10"/>
            <text:p text:style-name="P10"/>
            <text:p text:style-name="P10"><text:tab/>&lt;xsd:simpleType name="localizationChoice"&gt;</text:p>
            <text:p text:style-name="P10"><text:tab/><text:tab/>&lt;xsd:restriction base="xsd:string"&gt;</text:p>
            <text:p text:style-name="P10"><text:tab/><text:tab/><text:tab/>&lt;xsd:enumeration value="NameService"/&gt;</text:p>
            <text:p text:style-name="P10"><text:tab/><text:tab/><text:tab/>&lt;xsd:enumeration value="Jndi"/&gt;</text:p>
            <text:p text:style-name="P10"><text:tab/><text:tab/>&lt;/xsd:restriction&gt;</text:p>
            <text:p text:style-name="P10"><text:tab/>&lt;/xsd:simpleType&gt;</text:p>
            <text:p text:style-name="P10"><text:tab/></text:p>
            <text:p text:style-name="P10"><text:tab/>&lt;!-- types extensibility element --&gt;</text:p>
            <text:p text:style-name="P10"><text:tab/>&lt;xsd:element name="types" type="imolaejb:typesType"/&gt;</text:p>
            <text:p text:style-name="P10"><text:tab/></text:p>
            <text:p text:style-name="P10"><text:tab/>&lt;xsd:complexType name="typesType"&gt;</text:p>
            <text:p text:style-name="P10"><text:tab/><text:tab/>&lt;xsd:sequence&gt;</text:p>
            <text:p text:style-name="P10"><text:tab/><text:tab/><text:tab/>&lt;xsd:element ref="imolaejb:serialVersionUID" minOccurs="0" maxOccurs="unbounded"/&gt;</text:p>
            <text:p text:style-name="P10"><text:tab/><text:tab/>&lt;/xsd:sequence&gt;</text:p>
            <text:p text:style-name="P10"><text:tab/>&lt;/xsd:complexType&gt;</text:p>
            <text:p text:style-name="P10"><text:tab/></text:p>
            <text:p text:style-name="P10"><text:tab/><text:tab/>&lt;xsd:element name="serialVersionUID"&gt;</text:p>
            <text:p text:style-name="P10"><text:tab/><text:tab/>&lt;xsd:complexType&gt;</text:p>
            <text:p text:style-name="P10"><text:tab/><text:tab/><text:tab/>&lt;xsd:attribute name="className" <text:s/>type="xsd:string" use="required"/&gt;</text:p>
            <text:p text:style-name="P10"><text:tab/><text:tab/><text:tab/>&lt;xsd:attribute name="UID" type="xsd:string" use="required"/&gt;</text:p>
            <text:p text:style-name="P10"><text:tab/><text:tab/>&lt;/xsd:complexType&gt;</text:p>
            <text:p text:style-name="P10"><text:tab/>&lt;/xsd:element&gt;</text:p>
            <text:p text:style-name="P10"><text:tab/></text:p>
            <text:p text:style-name="P10"/>
            <text:p text:style-name="P10"><text:tab/>&lt;xsd:element name="property"&gt;</text:p>
            <text:p text:style-name="P10"><text:tab/><text:tab/>&lt;xsd:complexType&gt;</text:p>
            <text:p text:style-name="P10"><text:tab/><text:tab/><text:tab/>&lt;xsd:attribute name="name" <text:s/>type="xsd:string" use="required"/&gt;</text:p>
            <text:p text:style-name="P10"><text:tab/><text:tab/><text:tab/>&lt;xsd:attribute name="value" type="xsd:string" use="required"/&gt;</text:p>
            <text:p text:style-name="P10"><text:tab/><text:tab/>&lt;/xsd:complexType&gt;</text:p>
            <text:p text:style-name="P10"><text:tab/>&lt;/xsd:element&gt;</text:p>
            <text:p text:style-name="P10"/>
            <text:p text:style-name="P10"><text:tab/>&lt;xsd:complexType name="orbProperties"&gt;</text:p>
            <text:p text:style-name="P10"><text:tab/><text:tab/>&lt;xsd:sequence&gt;</text:p>
            <text:p text:style-name="P10"><text:tab/><text:tab/><text:tab/>&lt;xsd:element ref="imolaejb:property" minOccurs="0" maxOccurs="unbounded"/&gt;</text:p>
            <text:p text:style-name="P10"><text:tab/><text:tab/>&lt;/xsd:sequence&gt;</text:p>
            <text:p text:style-name="P10"><text:tab/>&lt;/xsd:complexType&gt;</text:p>
            <text:p text:style-name="P10"/>
            <text:p text:style-name="P10"><text:tab/>&lt;xsd:complexType name="jndiProperties"&gt;</text:p>
            <text:p text:style-name="P10"><text:tab/><text:tab/>&lt;xsd:sequence&gt;</text:p>
            <text:p text:style-name="P10"><text:tab/><text:tab/><text:tab/>&lt;xsd:element ref="imolaejb:property" minOccurs="0" maxOccurs="unbounded"/&gt;</text:p>
            <text:p text:style-name="P10"><text:tab/><text:tab/>&lt;/xsd:sequence&gt;</text:p>
            <text:p text:style-name="P10"><text:tab/>&lt;/xsd:complexType&gt;</text:p>
            <text:p text:style-name="P10"/>
            <text:p text:style-name="P10"><text:tab/>&lt;xsd:element name="binding" type="imolaejb:bindingType"/&gt;</text:p>
            <text:p text:style-name="P10"/>
            <text:p text:style-name="P10"><text:tab/>&lt;xsd:complexType name="bindingType"&gt;</text:p>
            <text:p text:style-name="P10"><text:tab/><text:tab/>&lt;xsd:sequence&gt;</text:p>
            <text:p text:style-name="P10"><text:tab/><text:tab/><text:tab/>&lt;xsd:element name="orb" <text:s/>type="imolaejb:orbProperties"/&gt;</text:p>
            <text:p text:style-name="P10"><text:tab/><text:tab/><text:tab/>&lt;xsd:element name="jndi" type="imolaejb:jndiProperties"/&gt;</text:p>
            <text:p text:style-name="P10"><text:tab/><text:tab/>&lt;/xsd:sequence&gt;</text:p>
            <text:p text:style-name="P10"><text:tab/>&lt;/xsd:complexType&gt;</text:p>
            <text:p text:style-name="P10"/>
            <text:p text:style-name="P10"><text:s text:c="2"/>&lt;xsd:element name="address" type="imolaejb:addressType"/&gt;</text:p>
            <text:p text:style-name="P10"/>
            <text:p text:style-name="P10"><text:tab/>&lt;xsd:complexType name="addressType"&gt;</text:p>
            <text:p text:style-name="P10"><text:tab/><text:tab/>&lt;xsd:attribute name="name" type="xsd:string" use="required"/&gt;</text:p>
            <text:p text:style-name="P10"><text:tab/><text:tab/>&lt;xsd:attribute name="localizationType" type="imolaejb:localizationChoice" use="required"/&gt;</text:p>
            <text:p text:style-name="P10"><text:tab/>&lt;/xsd:complexType&gt;</text:p>
            <text:p text:style-name="P10"/>
            <text:p text:style-name="P10">&lt;/xsd:schema&gt;</text:p>
          </table:table-cell>
        </table:table-row>
      </table:table>
      <text:p text:style-name="Text_20_body"/>
      <text:h text:style-name="Heading_20_2" text:outline-level="2">Extracting ejb metadata</text:h>
      <text:p text:style-name="Standard"/>
      <text:p text:style-name="Text_20_body">The discussion below explain how to find all the metadata information of an EJB (only EJB Session Stateless) inspecting the class and the ejb-jar.xml descriptor.</text:p>
      <text:p text:style-name="Standard"/>
      <text:p text:style-name="P11">About 2.1 specification</text:p>
      <text:p text:style-name="Text_20_body">An EJB implementation must supply 3 java classes:</text:p>
      <text:list text:style-name="L7">
        <text:list-item>
          <text:p text:style-name="P12">the remote interface<text:tab/><text:tab/>(see javax.ejb.EJBObject)</text:p>
        </text:list-item>
        <text:list-item>
          <text:p text:style-name="P12">the home interface<text:tab/><text:tab/>(see javax.ejb.EJBHome)</text:p>
        </text:list-item>
        <text:list-item>
          <text:p text:style-name="P12">the implementation class <text:tab/>(see javax.ejb.SessionBean)</text:p>
        </text:list-item>
      </text:list>
      <text:p text:style-name="Text_20_body"><text:s/>and a xml file to define the configuration of the ejb called ejb-jar.xml</text:p>
      <text:p text:style-name="Text_20_body">This file contains all the information we need except the serial version UID of bean.</text:p>
      <text:p text:style-name="Text_20_body"/>
      <table:table table:name="Tabella1" table:style-name="Tabella1">
        <table:table-column table:style-name="Tabella1.A"/>
        <table:table-row>
          <table:table-cell table:style-name="Tabella1.A1" office:value-type="string">
            <text:p text:style-name="P13">&lt;ejb-jar&gt;</text:p>
            <text:p text:style-name="P13"><text:tab/>[...]</text:p>
            <text:p text:style-name="P13"><text:tab/><text:tab/>&lt;enterprise-beans&gt; </text:p>
            <text:p text:style-name="P13"><text:tab/><text:tab/><text:tab/>&lt;session&gt;</text:p>
            <text:p text:style-name="P13"><text:tab/><text:tab/><text:tab/><text:tab/>[...]</text:p>
            <text:p text:style-name="P13"><text:tab/><text:tab/><text:tab/><text:tab/>&lt;ejb-name&gt;EjbName&lt;/ejb-name&gt;</text:p>
            <text:p text:style-name="P13"><text:tab/><text:tab/><text:tab/><text:tab/>&lt;home&gt;it.imolinfo.MyEjbrHome&lt;/home&gt;</text:p>
            <text:p text:style-name="P13"><text:tab/><text:tab/><text:tab/><text:tab/>&lt;remote&gt;it.imolinfo.MyEjb&lt;/remote&gt;</text:p>
            <text:p text:style-name="P13"><text:tab/><text:tab/><text:tab/><text:tab/>&lt;ejb-class&gt;it.imolinfo.MyEjbBean&lt;/ejb-class&gt;</text:p>
            <text:p text:style-name="P13"><text:tab/><text:tab/><text:tab/><text:tab/>&lt;session-type&gt;Stateless&lt;/session-type&gt;</text:p>
            <text:p text:style-name="P13"><text:tab/><text:tab/><text:tab/><text:tab/>[...]</text:p>
            <text:p text:style-name="P13"><text:tab/><text:tab/><text:tab/>&lt;/session&gt; <text:s text:c="3"/></text:p>
            <text:p text:style-name="P13"><text:tab/><text:tab/><text:tab/>[...]</text:p>
            <text:p text:style-name="P13"><text:tab/><text:tab/>&lt;/enterprise-beans&gt;</text:p>
            <text:p text:style-name="P13"><text:tab/>[...]</text:p>
            <text:p text:style-name="P13">&lt;/ejb-jar &gt;</text:p>
          </table:table-cell>
        </table:table-row>
      </table:table>
      <text:p text:style-name="P13"/>
      <text:p text:style-name="P13"/>
      <text:p text:style-name="P14">About 3.0 specification</text:p>
      <text:p text:style-name="Text_20_body">An <text:span text:style-name="T1">Session Stateless EJB</text:span> implemented using the specification 3.0 is a java bean class that has <text:s/>the following main characteristics:</text:p>
      <text:list text:style-name="L8">
        <text:list-item>
          <text:p text:style-name="P15">It is annotated with @Stateless on the class definition</text:p>
        </text:list-item>
        <text:list-item>
          <text:p text:style-name="P15">Implements at least one interface</text:p>
        </text:list-item>
        <text:list-item>
          <text:p text:style-name="P15">This interface is a “remote” interface only if the bean declare a @Remote annotation or if it <text:span text:style-name="T2">is specified in the ejb-jar.xml </text:span></text:p>
        </text:list-item>
        <text:list-item>
          <text:p text:style-name="P16">The interfaces <text:span text:style-name="T3">java.io.Serializable</text:span><text:span text:style-name="T4">; </text:span><text:span text:style-name="T3">java.io.Externalizable</text:span><text:span text:style-name="T4">; or any interfaces inside the package javax.ejb are ignored.</text:span></text:p>
        </text:list-item>
        <text:list-item>
          <text:p text:style-name="P17">An interface cannot be both local and remote.</text:p>
        </text:list-item>
      </text:list>
      <text:h text:style-name="Heading_20_3" text:outline-level="3">Deploy Time</text:h>
      <text:p text:style-name="Standard"/>
      <text:p text:style-name="Standard">The deploy of the ejb JBI service unit is performed using the wsdl.</text:p>
      <text:p text:style-name="Text_20_body"/>
      <text:p text:style-name="Standard">At deploy time the component execute the following algorithm:</text:p>
      <text:p text:style-name="Standard"/>
      <text:list text:style-name="L9">
        <text:list-item>
          <text:p text:style-name="P18">wsdl to java code generation</text:p>
        </text:list-item>
        <text:list-item>
          <text:p text:style-name="P18">add the serial versions UID</text:p>
        </text:list-item>
        <text:list-item>
          <text:p text:style-name="P18">add the “remote” interface to the ejb class</text:p>
        </text:list-item>
        <text:list-item>
          <text:p text:style-name="P18">stub generation using RMIC (there is no need to generate the IDL).</text:p>
        </text:list-item>
        <text:list-item>
          <text:p text:style-name="P18">registering the interface and the endpoint to the bus</text:p>
        </text:list-item>
        <text:list-item>
          <text:p text:style-name="P18">retrieving the home object reference from the app server jndi using corbaname or jndi location.</text:p>
        </text:list-item>
        <text:list-item>
          <text:p text:style-name="P18">retrieving the remote EJB reference calling the create() method on the home interface using DII. </text:p>
        </text:list-item>
      </text:list>
      <text:p text:style-name="Standard"/>
      <text:h text:style-name="Heading_20_3" text:outline-level="3">Run Time</text:h>
      <text:p text:style-name="Text_20_body">The runtime core is similar to the corba component.</text:p>
      <text:h text:style-name="Heading_20_2" text:outline-level="2">Component Restrictions</text:h>
      <text:p text:style-name="Text_20_body">We initially support only the stateless session EJB.</text:p>
      <text:p text:style-name="Text_20_body"/>
      <text:p text:style-name="P8">Note: <text:span text:style-name="T5">transaction and security context propagation should be supported by the component. There are some limitations on these issues see ejb3_0-fr-spec-ejbcore.pdf chapter 15 in general. Most important limitations seem to be that a container is not required to support transaction context propagation through corba calls, and that security context can be propagated in more that one way and is available only if the connection is encrypted (i.e. using SSL over IIOP).</text:span></text:p>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StarSymbol" svg:font-family="StarSymbol"/>
    <style:font-face style:name="Times" svg:font-family="Times"/>
    <style:font-face style:name="Times1" svg:font-family="Times" style:font-family-generic="roman"/>
    <style:font-face style:name="Times New Roman" svg:font-family="'Times New Roman'" style:font-family-generic="roman"/>
    <style:font-face style:name="Courier" svg:font-family="Courier" style:font-family-generic="modern" style:font-pitch="fixed"/>
    <style:font-face style:name="DejaVu Sans Mono" svg:font-family="'DejaVu Sans Mono'" style:font-family-generic="modern" style:font-pitch="fixed"/>
    <style:font-face style:name="Lucida Console" svg:font-family="'Lucida Console'" style:font-family-generic="modern" style:font-pitch="fixed"/>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AU" style:letter-kerning="true" style:font-name-asian="DejaVu Sans" style:font-size-asian="10.5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style:font-size-asian="12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DejaVu Sans Mono" style:font-name-asian="DejaVu Sans Mono" style:font-name-complex="DejaVu Sans Mono"/>
    </style:style>
    <text:outline-style>
      <text:outline-level-style text:level="1" style:num-format="">
        <style:list-level-properties text:min-label-distance="0.15in"/>
      </text:outline-level-style>
      <text:outline-level-style text:level="2" style:num-format="1">
        <style:list-level-properties text:min-label-distance="0.15in"/>
      </text:outline-level-style>
      <text:outline-level-style text:level="3" style:num-format="1" text:display-levels="2">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Marco</meta:initial-creator>
    <meta:creation-date>2007-05-23T09:28:17</meta:creation-date>
    <dc:creator>raffaele</dc:creator>
    <dc:date>2007-06-08T11:55:15</dc:date>
    <dc:language>en-AU</dc:language>
    <meta:editing-cycles>105</meta:editing-cycles>
    <meta:editing-duration>PT22H34M41S</meta:editing-duration>
    <meta:user-defined meta:name="Info 1"/>
    <meta:user-defined meta:name="Info 2"/>
    <meta:user-defined meta:name="Info 3"/>
    <meta:user-defined meta:name="Info 4"/>
    <meta:document-statistic meta:table-count="2" meta:image-count="0" meta:object-count="0" meta:page-count="5" meta:paragraph-count="140" meta:word-count="1183" meta:character-count="7847"/>
  </office:meta>
</office:document-meta>
</file>